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and came closer to the capitain. Her form towered over his. The black of his leathers glistened to the black of her hair. Heavy Bass underlaid everything, a pulse, a heartbeat, a wild devilsh abandon that vibrated through the walls. </text:p>
      <text:p text:style-name="Standard"><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ext:line-break/> </text:p>
      <text:p text:style-name="Standard"/>
      <text:p text:style-name="Standard">He was still wearing his helmet,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5M34S</meta:editing-duration>
    <meta:editing-cycles>7</meta:editing-cycles>
    <meta:generator>OpenOffice/4.1.11$Win32 OpenOffice.org_project/4111m1$Build-9808</meta:generator>
    <dc:date>2022-06-22T17:19:45.59</dc:date>
    <dc:creator>Blake Stanger</dc:creator>
    <meta:document-statistic meta:table-count="0" meta:image-count="0" meta:object-count="0" meta:page-count="2" meta:paragraph-count="15" meta:word-count="1082" meta:character-count="6135"/>
    <meta:user-defined meta:name="Info 1"/>
    <meta:user-defined meta:name="Info 2"/>
    <meta:user-defined meta:name="Info 3"/>
    <meta:user-defined meta:name="Info 4"/>
  </office:meta>
</office:document-meta>
</file>